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efinition.testListToString(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Definition.getResultDiff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getTest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createPlaybackDiffF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Definition.compareTo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Definition.addCategory(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getCategories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createRecor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createRecordFile( boolean overwri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Definition.get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getWeba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getResult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finition.TestDefinition( String name , String description , WebappConfig webapp , List catego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Definition.createPlaybackF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